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617a" officeooo:paragraph-rsid="0011617a"/>
    </style:style>
    <style:style style:name="P2" style:family="paragraph" style:parent-style-name="Standard">
      <style:text-properties officeooo:rsid="0011617a" officeooo:paragraph-rsid="0011617a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weight="normal" officeooo:rsid="00129c86" officeooo:paragraph-rsid="00129c86" style:font-weight-asian="normal" style:font-weight-complex="normal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DejaVu Math TeX Gyre" fo:font-weight="bold" officeooo:rsid="00129c86" officeooo:paragraph-rsid="00129c86" style:font-weight-asian="bold" style:font-weight-complex="bold"/>
    </style:style>
    <style:style style:name="P6" style:family="paragraph" style:parent-style-name="Standard">
      <style:text-properties officeooo:rsid="00146ad6" officeooo:paragraph-rsid="00146ad6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6a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50"/>SMALL LETTER COUNT</text:p>
      <text:p text:style-name="P2"/>
      <text:p text:style-name="P2"/>
      <text:p text:style-name="P2">%{</text:p>
      <text:p text:style-name="P2">int count = 0;</text:p>
      <text:p text:style-name="P2">%}</text:p>
      <text:p text:style-name="P2">%%</text:p>
      <text:p text:style-name="P2">[A-Z] {printf("%s capital \n",yytext);count++;}</text:p>
      <text:p text:style-name="P2">. {printf("%s not a capital letter\n",yytext);}</text:p>
      <text:p text:style-name="P2">\n {return 0;}</text:p>
      <text:p text:style-name="P2">%%</text:p>
      <text:p text:style-name="P2">int main()</text:p>
      <text:p text:style-name="P2">{</text:p>
      <text:p text:style-name="P2">yylex();</text:p>
      <text:p text:style-name="P2">printf("\nNumber of Capital letters in the given input - %d\n",count);</text:p>
      <text:p text:style-name="P2">return 0;</text:p>
      <text:p text:style-name="P2">}</text:p>
      <text:p text:style-name="P2"/>
      <text:p text:style-name="P1"><text:span text:style-name="T1">vml21cs183@llb29-System-Product-Name</text:span>:<text:span text:style-name="T2">~/Desktop</text:span>$ lex test.lex</text:p>
      <text:p text:style-name="Preformatted_20_Text"><text:span text:style-name="T1">vml21cs183@llb29-System-Product-Name</text:span>:<text:span text:style-name="T2">~/Desktop</text:span>$ gcc lex.yy.c -ll</text:p>
      <text:p text:style-name="Preformatted_20_Text"><text:span text:style-name="T1">vml21cs183@llb29-System-Product-Name</text:span>:<text:span text:style-name="T2">~/Desktop</text:span>$ ./a.out</text:p>
      <text:p text:style-name="Preformatted_20_Text">HEllo</text:p>
      <text:p text:style-name="Preformatted_20_Text">H capital </text:p>
      <text:p text:style-name="Preformatted_20_Text">E capital </text:p>
      <text:p text:style-name="Preformatted_20_Text">l not a capital letter</text:p>
      <text:p text:style-name="Preformatted_20_Text">l not a capital letter</text:p>
      <text:p text:style-name="Preformatted_20_Text">o not a capital letter</text:p>
      <text:p text:style-name="Preformatted_20_Text"/>
      <text:p text:style-name="P3">Number of Capital letters in the given input – 2</text:p>
      <text:p text:style-name="P4"><text:s/><text:span text:style-name="T3"><text:s/></text:span></text:p>
      <text:p text:style-name="P5"><text:tab/><text:tab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09:36:52.169546219</meta:creation-date>
    <dc:date>2024-07-25T10:53:05.860303770</dc:date>
    <meta:editing-duration>PT12M2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79" meta:character-count="619" meta:non-whitespace-character-count="508"/>
  </office:meta>
</office:document-meta>
</file>